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0B0000026579D917E6.png"/>
  <manifest:file-entry manifest:media-type="image/png" manifest:full-path="Pictures/100002010000033F000001A2EE712E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ftwarearchitektur</text:h>
      <text:h text:style-name="Heading_20_2" text:outline-level="2">Schichtenmodell</text:h>
      <text:p text:style-name="Text_20_body"><draw:frame draw:style-name="fr1" draw:name="Grafik1" text:anchor-type="paragraph" svg:width="17cm" svg:height="8.55cm" draw:z-index="0"><draw:image xlink:href="Pictures/100002010000033F000001A2EE712E89.png" xlink:type="simple" xlink:show="embed" xlink:actuate="onLoad"/></draw:frame></text:p>
      <text:h text:style-name="Heading_20_2" text:outline-level="2">Verteilungsmodell</text:h>
      <text:p text:style-name="Text_20_body"><draw:frame draw:style-name="fr2" draw:name="Grafik2" text:anchor-type="paragraph" svg:width="15.796cm" svg:height="11.954cm" draw:z-index="1"><draw:image xlink:href="Pictures/100002010000030B0000026579D917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4:17.42</dc:date>
    <dc:creator>Malte </dc:creator>
    <meta:editing-duration>P1DT10H18M58S</meta:editing-duration>
    <meta:editing-cycles>327</meta:editing-cycles>
    <meta:document-statistic meta:table-count="0" meta:image-count="2" meta:object-count="0" meta:page-count="1" meta:paragraph-count="3" meta:word-count="3" meta:character-count="51" meta:non-whitespace-character-count="51"/>
  </office:meta>
</office:document-meta>
</file>